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6000004624356F8EBF87D1E28.png" manifest:media-type="image/png"/>
  <manifest:file-entry manifest:full-path="Pictures/100000000000033600000462C2713B14602C170C.png" manifest:media-type="image/png"/>
  <manifest:file-entry manifest:full-path="Pictures/100000000000033600000462D6EF40189E659DAC.png" manifest:media-type="image/png"/>
  <manifest:file-entry manifest:full-path="Pictures/100000000000033600000462232275A558E86583.png" manifest:media-type="image/png"/>
  <manifest:file-entry manifest:full-path="Pictures/100000000000033600000462AC0971118416BC1C.png" manifest:media-type="image/png"/>
  <manifest:file-entry manifest:full-path="Pictures/10000000000003360000046267C25CFB469D5FDC.png" manifest:media-type="image/png"/>
  <manifest:file-entry manifest:full-path="Pictures/100000000000033600000462DF63C3BF75906F4D.png" manifest:media-type="image/png"/>
  <manifest:file-entry manifest:full-path="Pictures/100000000000033600000462660ABA607275348E.png" manifest:media-type="image/png"/>
  <manifest:file-entry manifest:full-path="Pictures/100000000000033600000462B0E43BD88993D9C8.png" manifest:media-type="image/png"/>
  <manifest:file-entry manifest:full-path="Pictures/100000000000033600000462B6A63D3518239154.png" manifest:media-type="image/png"/>
  <manifest:file-entry manifest:full-path="Pictures/1000000000000336000004623697619A516AA9B0.png" manifest:media-type="image/png"/>
  <manifest:file-entry manifest:full-path="Pictures/100000000000033600000462EEE5E5B2E0BC04AF.png" manifest:media-type="image/png"/>
  <manifest:file-entry manifest:full-path="Pictures/1000000000000336000004626294CFBE0C9B0FCA.png" manifest:media-type="image/png"/>
  <manifest:file-entry manifest:full-path="Pictures/10000000000003360000046255625947572F5D24.png" manifest:media-type="image/png"/>
  <manifest:file-entry manifest:full-path="Pictures/10000000000003360000046220E6714AB4FF61C3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officeooo:paragraph-rsid="0010469a"/>
    </style:style>
    <style:style style:name="P2" style:family="paragraph">
      <loext:graphic-properties draw:fill="non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GoBack"/><draw:frame text:anchor-type="as-char" draw:z-index="0" draw:style-name="gr1" draw:text-style-name="P2" svg:width="2.7433in" svg:height="3.7433in"><draw:image xlink:href="Pictures/100000000000033600000462B6A63D3518239154.png" xlink:type="simple" xlink:show="embed" xlink:actuate="onLoad" loext:mime-type="image/png"><text:p/></draw:image></draw:frame><draw:frame text:anchor-type="as-char" draw:z-index="1" draw:style-name="gr1" draw:text-style-name="P2" svg:width="2.7433in" svg:height="3.7433in"><draw:image xlink:href="Pictures/100000000000033600000462232275A558E86583.png" xlink:type="simple" xlink:show="embed" xlink:actuate="onLoad" loext:mime-type="image/png"><text:p/></draw:image></draw:frame><draw:frame text:anchor-type="as-char" draw:z-index="2" draw:style-name="gr1" draw:text-style-name="P2" svg:width="2.7433in" svg:height="3.7433in"><draw:image xlink:href="Pictures/100000000000033600000462AC0971118416BC1C.png" xlink:type="simple" xlink:show="embed" xlink:actuate="onLoad" loext:mime-type="image/png"><text:p/></draw:image></draw:frame><draw:frame text:anchor-type="as-char" draw:z-index="3" draw:style-name="gr1" draw:text-style-name="P2" svg:width="2.7433in" svg:height="3.7433in"><draw:image xlink:href="Pictures/100000000000033600000462660ABA607275348E.png" xlink:type="simple" xlink:show="embed" xlink:actuate="onLoad" loext:mime-type="image/png"><text:p/></draw:image></draw:frame><draw:frame text:anchor-type="as-char" draw:z-index="4" draw:style-name="gr1" draw:text-style-name="P2" svg:width="2.7433in" svg:height="3.7433in"><draw:image xlink:href="Pictures/100000000000033600000462DF63C3BF75906F4D.png" xlink:type="simple" xlink:show="embed" xlink:actuate="onLoad" loext:mime-type="image/png"><text:p/></draw:image></draw:frame><draw:frame text:anchor-type="as-char" draw:z-index="5" draw:style-name="gr1" draw:text-style-name="P2" svg:width="2.7433in" svg:height="3.7433in"><draw:image xlink:href="Pictures/1000000000000336000004623697619A516AA9B0.png" xlink:type="simple" xlink:show="embed" xlink:actuate="onLoad" loext:mime-type="image/png"><text:p/></draw:image></draw:frame><draw:frame text:anchor-type="as-char" draw:z-index="6" draw:style-name="gr1" draw:text-style-name="P2" svg:width="2.7433in" svg:height="3.7433in"><draw:image xlink:href="Pictures/100000000000033600000462EEE5E5B2E0BC04AF.png" xlink:type="simple" xlink:show="embed" xlink:actuate="onLoad" loext:mime-type="image/png"><text:p/></draw:image></draw:frame><draw:frame text:anchor-type="as-char" draw:z-index="7" draw:style-name="gr1" draw:text-style-name="P2" svg:width="2.7433in" svg:height="3.7433in"><draw:image xlink:href="Pictures/1000000000000336000004626294CFBE0C9B0FCA.png" xlink:type="simple" xlink:show="embed" xlink:actuate="onLoad" loext:mime-type="image/png"><text:p/></draw:image></draw:frame><text:soft-page-break/><draw:frame text:anchor-type="as-char" draw:z-index="8" draw:style-name="gr1" draw:text-style-name="P2" svg:width="2.7433in" svg:height="3.7433in"><draw:image xlink:href="Pictures/100000000000033600000462B0E43BD88993D9C8.png" xlink:type="simple" xlink:show="embed" xlink:actuate="onLoad" loext:mime-type="image/png"><text:p/></draw:image></draw:frame><draw:frame text:anchor-type="as-char" draw:z-index="9" draw:style-name="gr1" draw:text-style-name="P2" svg:width="2.7433in" svg:height="3.7433in"><draw:image xlink:href="Pictures/10000000000003360000046255625947572F5D24.png" xlink:type="simple" xlink:show="embed" xlink:actuate="onLoad" loext:mime-type="image/png"><text:p/></draw:image></draw:frame><draw:frame text:anchor-type="as-char" draw:z-index="10" draw:style-name="gr1" draw:text-style-name="P2" svg:width="2.7433in" svg:height="3.7433in"><draw:image xlink:href="Pictures/10000000000003360000046220E6714AB4FF61C3.png" xlink:type="simple" xlink:show="embed" xlink:actuate="onLoad" loext:mime-type="image/png"><text:p/></draw:image></draw:frame><draw:frame text:anchor-type="as-char" draw:z-index="11" draw:style-name="gr1" draw:text-style-name="P2" svg:width="2.7433in" svg:height="3.7433in"><draw:image xlink:href="Pictures/100000000000033600000462D6EF40189E659DAC.png" xlink:type="simple" xlink:show="embed" xlink:actuate="onLoad" loext:mime-type="image/png"><text:p/></draw:image></draw:frame><draw:frame text:anchor-type="as-char" draw:z-index="12" draw:style-name="gr1" draw:text-style-name="P2" svg:width="2.7433in" svg:height="3.7433in"><draw:image xlink:href="Pictures/100000000000033600000462C2713B14602C170C.png" xlink:type="simple" xlink:show="embed" xlink:actuate="onLoad" loext:mime-type="image/png"><text:p/></draw:image></draw:frame><draw:frame text:anchor-type="as-char" draw:z-index="13" draw:style-name="gr1" draw:text-style-name="P2" svg:width="2.7433in" svg:height="3.7433in"><draw:image xlink:href="Pictures/10000000000003360000046267C25CFB469D5FDC.png" xlink:type="simple" xlink:show="embed" xlink:actuate="onLoad" loext:mime-type="image/png"><text:p/></draw:image></draw:frame><text:tab/><draw:frame text:anchor-type="as-char" draw:z-index="14" draw:style-name="gr1" draw:text-style-name="P2" svg:width="2.7433in" svg:height="3.7433in"><draw:image xlink:href="Pictures/1000000000000336000004624356F8EBF87D1E28.png" xlink:type="simple" xlink:show="embed" xlink:actuate="onLoad" loext:mime-type="image/png"><text:p/></draw:imag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in" fo:margin-bottom="0in" fo:margin-left="0in" fo:margin-right="0in" style:writing-mode="lr-tb" style:layout-grid-color="#c0c0c0" style:layout-grid-lines="3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rick</meta:initial-creator>
    <meta:editing-cycles>5</meta:editing-cycles>
    <meta:print-date>2017-06-06T15:30:00</meta:print-date>
    <meta:creation-date>2017-06-06T15:27:00</meta:creation-date>
    <dc:date>2019-09-23T16:57:36.766513697</dc:date>
    <meta:editing-duration>PT7M46S</meta:editing-duration>
    <meta:generator>LibreOffice/6.2.6.2$Linux_X86_64 LibreOffice_project/20$Build-2</meta:generator>
    <meta:document-statistic meta:table-count="0" meta:image-count="0" meta:object-count="0" meta:page-count="2" meta:paragraph-count="1" meta:word-count="0" meta:character-count="1" meta:non-whitespace-character-count="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